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17be92" officeooo:paragraph-rsid="0017be92" style:font-weight-asian="bold" style:font-weight-complex="bold"/>
    </style:style>
    <style:style style:name="P2" style:family="paragraph" style:parent-style-name="Standard">
      <style:text-properties style:font-name="Roboto" fo:font-weight="bold" officeooo:rsid="001c1c3a" officeooo:paragraph-rsid="001c1c3a" style:font-weight-asian="bold" style:font-weight-complex="bold"/>
    </style:style>
    <style:style style:name="P3" style:family="paragraph" style:parent-style-name="Standard">
      <style:text-properties style:font-name="Roboto" fo:font-weight="bold" officeooo:rsid="001b27e4" officeooo:paragraph-rsid="001b27e4" style:font-weight-asian="bold" style:font-weight-complex="bold"/>
    </style:style>
    <style:style style:name="P4" style:family="paragraph" style:parent-style-name="Standard">
      <style:text-properties style:font-name="Roboto" fo:font-weight="bold" officeooo:rsid="002aac2b" officeooo:paragraph-rsid="002aac2b" style:font-weight-asian="bold" style:font-weight-complex="bold"/>
    </style:style>
    <style:style style:name="P5" style:family="paragraph" style:parent-style-name="Standard">
      <style:text-properties style:font-name="Roboto" fo:font-weight="normal" officeooo:rsid="0017be92" officeooo:paragraph-rsid="0017be92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97c26" officeooo:paragraph-rsid="0017be9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b27e4" officeooo:paragraph-rsid="001b27e4" style:font-weight-asian="normal" style:font-weight-complex="normal"/>
    </style:style>
    <style:style style:name="P8" style:family="paragraph" style:parent-style-name="Standard">
      <style:text-properties style:font-name="Roboto" fo:font-weight="normal" officeooo:rsid="001caf5f" officeooo:paragraph-rsid="001caf5f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ce3a0" officeooo:paragraph-rsid="001ce3a0" style:font-weight-asian="normal" style:font-weight-complex="normal"/>
    </style:style>
    <style:style style:name="P10" style:family="paragraph" style:parent-style-name="Standard">
      <style:text-properties style:font-name="Roboto" fo:font-weight="normal" officeooo:rsid="001e1325" officeooo:paragraph-rsid="001e1325" style:font-weight-asian="normal" style:font-weight-complex="normal"/>
    </style:style>
    <style:style style:name="P11" style:family="paragraph" style:parent-style-name="Standard">
      <style:text-properties style:font-name="Roboto" fo:font-weight="normal" officeooo:rsid="001e1325" officeooo:paragraph-rsid="0034d4fa" style:font-weight-asian="normal" style:font-weight-complex="normal"/>
    </style:style>
    <style:style style:name="P12" style:family="paragraph" style:parent-style-name="Standard">
      <style:text-properties style:font-name="Roboto" fo:font-weight="normal" officeooo:rsid="0025ac96" officeooo:paragraph-rsid="0025ac96" style:font-weight-asian="normal" style:font-weight-complex="normal"/>
    </style:style>
    <style:style style:name="P13" style:family="paragraph" style:parent-style-name="Standard">
      <style:text-properties style:font-name="Roboto" fo:font-weight="normal" officeooo:rsid="0025ac96" officeooo:paragraph-rsid="001e1325" style:font-weight-asian="normal" style:font-weight-complex="normal"/>
    </style:style>
    <style:style style:name="P14" style:family="paragraph" style:parent-style-name="Standard">
      <style:text-properties style:font-name="Roboto" fo:font-weight="normal" officeooo:rsid="0028a764" officeooo:paragraph-rsid="0028a764" style:font-weight-asian="normal" style:font-weight-complex="normal"/>
    </style:style>
    <style:style style:name="P15" style:family="paragraph" style:parent-style-name="Standard">
      <style:text-properties style:font-name="Roboto" fo:font-weight="normal" officeooo:rsid="00455d3d" officeooo:paragraph-rsid="00455d3d" style:font-weight-asian="normal" style:font-weight-complex="normal"/>
    </style:style>
    <style:style style:name="P16" style:family="paragraph" style:parent-style-name="Standard">
      <style:text-properties style:font-name="Roboto" fo:font-style="normal" fo:font-weight="normal" officeooo:rsid="002aac2b" officeooo:paragraph-rsid="002aac2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Robot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Robot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Roboto" fo:font-style="normal" fo:font-weight="normal" officeooo:rsid="0025ac96" officeooo:paragraph-rsid="0034d4f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Roboto" fo:font-style="normal" fo:font-weight="normal" officeooo:rsid="00398505" officeooo:paragraph-rsid="0039850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Roboto" fo:font-style="normal" fo:font-weight="normal" officeooo:rsid="003cb0e8" officeooo:paragraph-rsid="003cb0e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Ubuntu Mon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Ubuntu Mono" fo:font-weight="normal" officeooo:rsid="00276355" officeooo:paragraph-rsid="0034d4fa" style:font-weight-asian="normal" style:font-weight-complex="normal"/>
    </style:style>
    <style:style style:name="P25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P26" style:family="paragraph" style:parent-style-name="Standard">
      <style:text-properties style:font-name="Roboto" fo:font-style="normal" fo:font-weight="normal" officeooo:rsid="002937ef" officeooo:paragraph-rsid="0028a76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Roboto" fo:font-size="18pt" fo:font-weight="bold" officeooo:rsid="0017be92" officeooo:paragraph-rsid="0017be92" style:font-size-asian="18pt" style:font-weight-asian="bold" style:font-size-complex="18pt" style:font-weight-complex="bold"/>
    </style:style>
    <style:style style:name="P28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fo:font-weight="normal" officeooo:rsid="0046d629" style:font-weight-asian="normal" style:font-weight-complex="normal"/>
    </style:style>
    <style:style style:name="T5" style:family="text">
      <style:text-properties style:text-line-through-style="solid" style:text-line-through-type="single" fo:font-weight="normal" style:font-weight-asian="normal" style:font-weight-complex="normal"/>
    </style:style>
    <style:style style:name="T6" style:family="text">
      <style:text-properties officeooo:rsid="001caf5f"/>
    </style:style>
    <style:style style:name="T7" style:family="text">
      <style:text-properties officeooo:rsid="001e1d40"/>
    </style:style>
    <style:style style:name="T8" style:family="text">
      <style:text-properties officeooo:rsid="001ef3b7"/>
    </style:style>
    <style:style style:name="T9" style:family="text">
      <style:text-properties officeooo:rsid="00201eb4"/>
    </style:style>
    <style:style style:name="T10" style:family="text">
      <style:text-properties officeooo:rsid="0021a5be"/>
    </style:style>
    <style:style style:name="T11" style:family="text">
      <style:text-properties officeooo:rsid="002937ef"/>
    </style:style>
    <style:style style:name="T12" style:family="text">
      <style:text-properties fo:font-style="italic" officeooo:rsid="002937ef" style:font-style-asian="italic" style:font-style-complex="italic"/>
    </style:style>
    <style:style style:name="T13" style:family="text">
      <style:text-properties fo:font-style="italic" officeooo:rsid="0034d4fa" style:font-style-asian="italic" style:font-style-complex="italic"/>
    </style:style>
    <style:style style:name="T14" style:family="text">
      <style:text-properties fo:font-style="italic" officeooo:rsid="00474c4b" style:font-style-asian="italic" style:font-style-complex="italic"/>
    </style:style>
    <style:style style:name="T15" style:family="text">
      <style:text-properties fo:font-style="italic" officeooo:rsid="00478239" style:font-style-asian="italic" style:font-style-complex="italic"/>
    </style:style>
    <style:style style:name="T16" style:family="text">
      <style:text-properties fo:font-style="italic" officeooo:rsid="0049022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937ef" style:font-style-asian="normal" style:font-style-complex="normal"/>
    </style:style>
    <style:style style:name="T19" style:family="text">
      <style:text-properties style:font-name="Ubuntu Mono"/>
    </style:style>
    <style:style style:name="T20" style:family="text">
      <style:text-properties style:font-name="Ubuntu Mono" officeooo:rsid="002e8c11"/>
    </style:style>
    <style:style style:name="T21" style:family="text">
      <style:text-properties style:font-name="Ubuntu Mono" officeooo:rsid="00360ebe"/>
    </style:style>
    <style:style style:name="T22" style:family="text">
      <style:text-properties style:font-name="Ubuntu Mono" officeooo:rsid="0041e2ef"/>
    </style:style>
    <style:style style:name="T23" style:family="text">
      <style:text-properties officeooo:rsid="002e8c11"/>
    </style:style>
    <style:style style:name="T24" style:family="text">
      <style:text-properties officeooo:rsid="0034d4fa"/>
    </style:style>
    <style:style style:name="T25" style:family="text">
      <style:text-properties officeooo:rsid="00360ebe"/>
    </style:style>
    <style:style style:name="T26" style:family="text">
      <style:text-properties officeooo:rsid="003aeb04"/>
    </style:style>
    <style:style style:name="T27" style:family="text">
      <style:text-properties officeooo:rsid="003c1d2d"/>
    </style:style>
    <style:style style:name="T28" style:family="text">
      <style:text-properties officeooo:rsid="003e66c8"/>
    </style:style>
    <style:style style:name="T29" style:family="text">
      <style:text-properties officeooo:rsid="004109a4"/>
    </style:style>
    <style:style style:name="T30" style:family="text">
      <style:text-properties officeooo:rsid="0041e2ef"/>
    </style:style>
    <style:style style:name="T31" style:family="text">
      <style:text-properties officeooo:rsid="00478239"/>
    </style:style>
    <style:style style:name="T32" style:family="text">
      <style:text-properties style:font-name="Ubuntu Mono" officeooo:rsid="003aeb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Godot Sonic Engine</text:p>
      <text:p text:style-name="P5"/>
      <text:p text:style-name="P1"><text:span text:style-name="T1">Well, Sonic-ish. </text:span><text:span text:style-name="T4">Vaguely S</text:span><text:span text:style-name="T2">onic-inspired is more accurate. </text:span><text:span text:style-name="T3">Collect things, hit things, try not to get your character killed and basically win the game by getting through the levels.</text:span></text:p>
      <text:p text:style-name="P6"/>
      <text:p text:style-name="P2"><text:span text:style-name="T3">L</text:span><text:span text:style-name="T1">ook at how the Godot 2D platformer demos work, see which'd work best for you and </text:span><text:span text:style-name="T5">steal</text:span><text:span text:style-name="T1"> adapt bits as necessary.</text:span></text:p>
      <text:p text:style-name="P6"/>
      <text:p text:style-name="P3">How should <text:span text:style-name="T6">the game</text:span> <text:span text:style-name="T10">levels </text:span>be structured?</text:p>
      <text:p text:style-name="P7"/>
      <text:p text:style-name="P8">All levels (zones, acts, whatever you want to call them) should inherit from a class. This means that scenes and nodes can expect a consistent tree structure.</text:p>
      <text:p text:style-name="P8"/>
      <text:p text:style-name="P9">All play levels should have, at a minimum, the HUD layer/scene; an <text:span text:style-name="T19">AudioStreamPlayer</text:span> (to play music files); <text:span text:style-name="T30">a </text:span><text:span text:style-name="T22">Timer</text:span><text:span text:style-name="T30"> to handle timing issues</text:span>.</text:p>
      <text:p text:style-name="P9"/>
      <text:p text:style-name="P10">One scene <text:span text:style-name="T7">containing the above </text:span>which loads a sub-scene containing the actual level data, or <text:span text:style-name="T8">self-contained</text:span>? <text:span text:style-name="T9">Self-contained.</text:span></text:p>
      <text:p text:style-name="P13"/>
      <text:p text:style-name="P12">Everything else should be added by script. Nodes should be used to keep things grouped together (items, enemies etc.).</text:p>
      <text:p text:style-name="P12"/>
      <text:p text:style-name="P14">The root node of any level should be identified by the name Level. The <text:span text:style-name="T19">AudioStreamPlayer</text:span> for music should be called <text:span text:style-name="T19">Music_Player</text:span> <text:span text:style-name="T11">(and </text:span><text:span text:style-name="T12">always</text:span><text:span text:style-name="T18"> explicitly referred to by full path).</text:span></text:p>
      <text:p text:style-name="P26"/>
      <text:p text:style-name="P15"><text:span text:style-name="T18">l</text:span><text:span text:style-name="T17">evel_generic.tscn is a basic (script-less) boilerplate template for level scene structure. level_generic.gd is a basic script that must be inherited by whatever script you attach to a level scene.</text:span></text:p>
      <text:p text:style-name="P11"/>
      <text:p text:style-name="P24">Node<text:tab/><text:tab/><text:tab/><text:tab/><text:tab/><text:span text:style-name="T16">Level</text:span></text:p>
      <text:p text:style-name="P25"><text:tab/>hud_layer</text:p>
      <text:p text:style-name="P25"><text:tab/>AudioStreamPlayer<text:tab/><text:tab/><text:span text:style-name="T13">Music_Player</text:span></text:p>
      <text:p text:style-name="P25"><text:tab/>TileMap</text:p>
      <text:p text:style-name="P25"><text:tab/><text:span text:style-name="T30">Timer<text:tab/><text:tab/><text:tab/><text:tab/></text:span><text:span text:style-name="T15">Timer_Level</text:span></text:p>
      <text:p text:style-name="P19"/>
      <text:p text:style-name="P4"><text:span text:style-name="T18">H</text:span><text:span text:style-name="T17">ow should the player character be structured?</text:span></text:p>
      <text:p text:style-name="P16"/>
      <text:p text:style-name="P17">The root node of the player character should be a <text:span text:style-name="T19">RigidBody2D</text:span> <text:span text:style-name="T25">(mode set to </text:span><text:span text:style-name="T21">Character</text:span><text:span text:style-name="T25">) with the name of the playable character.</text:span> <text:span text:style-name="T23">Not sure if animations should be </text:span><text:span text:style-name="T20">AnimatedSprite</text:span><text:span text:style-name="T23"> or </text:span><text:span text:style-name="T20">Sprite</text:span><text:span text:style-name="T23"> – whichever I can get to work best at the end of the day, but it must be consistent between all playable characters at least. And there should be an </text:span><text:span text:style-name="T20">AudioStreamPlayer</text:span><text:span text:style-name="T23"> to play certain jingles called </text:span><text:span text:style-name="T20">Jingle_Player</text:span><text:span text:style-name="T23">. Finally, there needs to be a </text:span><text:span text:style-name="T20">Camera2D</text:span><text:span text:style-name="T23"> that is set to follow the player character.</text:span></text:p>
      <text:p text:style-name="P22"/>
      <text:p text:style-name="P20">There is a script called generic.gd which contains generic definitions for use by <text:span text:style-name="T27">all </text:span>playable characters. It should be inherited by the script attached to a named playable character (so <text:soft-page-break/>inherit<text:span text:style-name="T29">s</text:span> <text:span text:style-name="T21">RigidBody2D</text:span> itself). <text:span text:style-name="T26">Character-specific functions and values can then be defined there. If the character needs time-related functionality it has its own </text:span><text:span text:style-name="T32">Timer</text:span><text:span text:style-name="T26">.</text:span></text:p>
      <text:p text:style-name="P18"/>
      <text:p text:style-name="P21">Note that generic.tscn – a boilerplate template for playable characters – doesn't by default have any scripts attached to it! <text:span text:style-name="T28">This is up to you.</text:span></text:p>
      <text:p text:style-name="P18"/>
      <text:p text:style-name="P23"><text:span text:style-name="T25">RigidBody2D<text:tab/><text:tab/><text:tab/><text:tab/></text:span><text:span text:style-name="T13">Character name</text:span></text:p>
      <text:p text:style-name="P23"><text:tab/><text:span text:style-name="T24">[Animated?]Sprite</text:span></text:p>
      <text:p text:style-name="P23"><text:tab/><text:span text:style-name="T24">AudioStreamPlayer<text:tab/><text:tab/></text:span><text:span text:style-name="T13">Jingle_Player</text:span></text:p>
      <text:p text:style-name="P23"><text:tab/><text:span text:style-name="T24">Camera2D</text:span></text:p>
      <text:p text:style-name="P23"><text:tab/><text:span text:style-name="T31">Timer<text:tab/><text:tab/><text:tab/><text:tab/></text:span><text:span text:style-name="T15">Timer_Player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1-24T20:57:13.070497882</dc:date>
    <dc:creator>Stuart Moore</dc:creator>
    <meta:editing-duration>PT3H19M48S</meta:editing-duration>
    <meta:editing-cycles>47</meta:editing-cycles>
    <meta:generator>LibreOffice/5.4.1.2$Linux_X86_64 LibreOffice_project/40m0$Build-2</meta:generator>
    <meta:document-statistic meta:table-count="0" meta:image-count="0" meta:object-count="0" meta:page-count="2" meta:paragraph-count="24" meta:word-count="385" meta:character-count="2485" meta:non-whitespace-character-count="2098"/>
  </office:meta>
</office:document-meta>
</file>